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24cm" fo:min-width="22.889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9cm" fo:padding-top="0.13cm" fo:padding-bottom="0.13cm" fo:padding-left="0.25cm" fo:padding-right="0.25cm" fo:wrap-option="no-wrap" draw:shadow-color="#808080"/>
      <style:paragraph-properties style:writing-mode="lr-tb"/>
    </style:style>
    <style:style style:name="gr11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2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middle" draw:auto-grow-height="false" fo:min-height="1.989cm" fo:min-width="2.36cm" fo:padding-top="0.13cm" fo:padding-bottom="0.13cm" fo:padding-left="0.25cm" fo:padding-right="0.25cm" fo:wrap-option="no-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32pt" style:font-size-asian="32pt" style:font-size-complex="32pt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32pt" style:font-size-asian="32pt" style:font-size-complex="32pt"/>
    </style:style>
    <style:style style:name="P3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1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none" draw:fill-color="#ffffff"/>
      <style:paragraph-properties style:writing-mode="lr-tb" style:font-independent-line-spacing="true"/>
    </style:style>
    <style:style style:name="T1" style:family="text">
      <style:text-properties fo:color="#000000" fo:font-size="32pt" fo:language="en" fo:country="US" style:font-size-asian="32pt" style:language-asian="en" style:country-asian="US" style:font-size-complex="32pt" style:language-complex="en" style:country-complex="US"/>
    </style:style>
    <style:style style:name="T2" style:family="text">
      <style:text-properties fo:color="#000000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3" style:family="text">
      <style:text-properties fo:color="#000000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color="#000000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5" style:family="text">
      <style:text-properties fo:color="#000000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6" style:family="text">
      <style:text-properties fo:color="#000000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3.389cm" svg:height="1.5cm" svg:x="3.08cm" svg:y="2.01cm">
          <text:list text:style-name="L1">
            <text:list-header>
              <text:p text:style-name="P1"><text:span text:style-name="T1">UMA and Web-Based Email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xml:id="id10" draw:id="id10" draw:layer="layout" svg:width="2.201cm" svg:height="1.473cm" svg:x="5.477cm" svg:y="7.76cm">
          <text:list text:style-name="L1">
            <text:list-header>
              <text:p text:style-name="P3"><text:span text:style-name="T2">M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4" xml:id="id13" draw:id="id13" draw:layer="layout" svg:width="2.201cm" svg:height="1.473cm" svg:x="9.477cm" svg:y="7.76cm">
          <text:list text:style-name="L1">
            <text:list-header>
              <text:p text:style-name="P3"><text:span text:style-name="T2">MD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6" xml:id="id14" draw:id="id14" draw:layer="layout" svg:width="1.923cm" svg:height="1.872cm" svg:x="9.61cm" svg:y="9.856cm">
          <text:list text:style-name="L1">
            <text:list-header>
              <text:p text:style-name="P5"><text:span text:style-name="T3">Data</text:span></text:p>
              <text:p text:style-name="P5"><text:span text:style-name="T4">SQL, Disk, S3</text:span></text:p>
            </text:list-header>
          </text:list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4" xml:id="id15" draw:id="id15" draw:layer="layout" svg:width="2.201cm" svg:height="1.473cm" svg:x="9.477cm" svg:y="12.361cm">
          <draw:glue-point draw:id="4" svg:x="5.056cm" svg:y="-1.86cm"/>
          <draw:glue-point draw:id="5" svg:x="5.056cm" svg:y="1.588cm"/>
          <text:list text:style-name="L1">
            <text:list-header>
              <text:p text:style-name="P3"><text:span text:style-name="T2">MA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9" draw:id="id9" draw:layer="layout" svg:width="2.201cm" svg:height="1.473cm" svg:x="5.477cm" svg:y="10.056cm">
          <text:list text:style-name="L1">
            <text:list-header>
              <text:p text:style-name="P3"><text:span text:style-name="T2">MS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7" xml:id="id12" draw:id="id12" draw:layer="layout" svg:width="2.201cm" svg:height="1.473cm" svg:x="21.985cm" svg:y="7.76cm">
          <text:list text:style-name="L1">
            <text:list-header>
              <text:p text:style-name="P5"><text:span text:style-name="T2">MTA</text:span></text:p>
            </text:list-header>
          </text:list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7" xml:id="id16" draw:id="id16" draw:layer="layout" svg:width="2.201cm" svg:height="1.473cm" svg:x="17.938cm" svg:y="7.76cm">
          <text:list text:style-name="L1">
            <text:list-header>
              <text:p text:style-name="P5"><text:span text:style-name="T2">MDA</text:span></text:p>
            </text:list-header>
          </text:list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6" xml:id="id17" draw:id="id17" draw:layer="layout" svg:width="1.932cm" svg:height="1.889cm" svg:x="18.076cm" svg:y="9.856cm">
          <text:list text:style-name="L1">
            <text:list-header>
              <text:p text:style-name="P5"><text:span text:style-name="T3">Data</text:span></text:p>
              <text:p text:style-name="P5"><text:span text:style-name="T4">SQL, Disk, S3</text:span></text:p>
            </text:list-header>
          </text:list>
          <draw:enhanced-geometry svg:viewBox="0 0 21600 21600" draw:mirror-horizont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7" xml:id="id11" draw:id="id11" draw:layer="layout" svg:width="2.209cm" svg:height="1.473cm" svg:x="21.985cm" svg:y="10.056cm">
          <text:list text:style-name="L1">
            <text:list-header>
              <text:p text:style-name="P5"><text:span text:style-name="T2">MSA</text:span></text:p>
            </text:list-header>
          </text:list>
          <draw:enhanced-geometry svg:viewBox="0 0 21600 21600" draw:mirror-horizontal="true" draw:type="rectangle" draw:enhanced-path="M 0 0 L 21600 0 21600 21600 0 21600 0 0 Z N"/>
        </draw:custom-shape>
        <draw:line draw:style-name="gr11" draw:text-style-name="P8" draw:layer="layout" svg:x1="14.78cm" svg:y1="5.922cm" svg:x2="14.785cm" svg:y2="19.063cm">
          <text:p/>
        </draw:line>
        <draw:custom-shape draw:style-name="gr12" draw:text-style-name="P10" draw:layer="layout" svg:width="1.497cm" svg:height="0.642cm" svg:x="14.896cm" svg:y="6.445cm">
          <text:list text:style-name="L1">
            <text:list-header>
              <text:p text:style-name="P9"><text:span text:style-name="T5">SM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7" xml:id="id1" draw:id="id1" draw:layer="layout" svg:width="2.2cm" svg:height="1.473cm" svg:x="17.972cm" svg:y="12.365cm">
          <draw:glue-point draw:id="4" svg:x="-5.031cm" svg:y="-1.887cm"/>
          <draw:glue-point draw:id="5" svg:x="-5.031cm" svg:y="1.853cm"/>
          <text:list text:style-name="L1">
            <text:list-header>
              <text:p text:style-name="P5"><text:span text:style-name="T2">MA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2.201cm" svg:height="1.473cm" svg:x="5.477cm" svg:y="5.163cm">
          <text:list text:style-name="L1">
            <text:list-header>
              <text:p text:style-name="P5"><text:span text:style-name="T2">UMA</text:span></text:p>
            </text:list-header>
            <text:list-item>
              <text:p text:style-name="P5"><text:span text:style-name="T6">AuthZ Serv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2.2cm" svg:height="1.473cm" svg:x="21.979cm" svg:y="5.163cm">
          <text:list text:style-name="L1">
            <text:list-header>
              <text:p text:style-name="P5"><text:span text:style-name="T2">UMA</text:span></text:p>
            </text:list-header>
            <text:list-item>
              <text:p text:style-name="P5"><text:span text:style-name="T6">AuthZ Server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3.598cm" svg:height="0.962cm" svg:x="12.995cm" svg:y="3.755cm">
          <draw:text-box>
            <text:p text:style-name="P12">Data-Flow</text:p>
          </draw:text-box>
        </draw:frame>
        <draw:custom-shape draw:style-name="gr17" draw:text-style-name="P13" xml:id="id4" draw:id="id4" draw:layer="layout" svg:width="2.201cm" svg:height="1.535cm" svg:x="5.477cm" svg:y="14.695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3"><text:span text:style-name="T6">Resource Serv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4" xml:id="id7" draw:id="id7" draw:layer="layout" svg:width="2.201cm" svg:height="1.535cm" svg:x="5.477cm" svg:y="17.795cm">
          <text:list text:style-name="L1">
            <text:list-header>
              <text:p text:style-name="P3"><text:span text:style-name="T3">Webmail</text:span></text:p>
            </text:list-header>
            <text:list-item>
              <text:p text:style-name="P3"><text:span text:style-name="T6">Rs Owner Clien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9" draw:text-style-name="P13" xml:id="id18" draw:id="id18" draw:layer="layout" svg:width="2.201cm" svg:height="1.535cm" svg:x="9.477cm" svg:y="14.695cm">
          <draw:glue-point draw:id="4" svg:x="-4.947cm" svg:y="-2.416cm"/>
          <draw:glue-point draw:id="5" svg:x="-5.034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5"><text:span text:style-name="T6">Rq Party Client</text:span></text:p>
            </text:list-item>
            <text:list-item>
              <text:p text:style-name="P5"><text:span text:style-name="T6">(Agent)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20" draw:text-style-name="P14" draw:layer="layout" draw:type="line" svg:x1="19.072cm" svg:y1="13.838cm" svg:x2="19.077cm" svg:y2="14.695cm" draw:start-shape="id1" draw:start-glue-point="2" draw:end-shape="id2" draw:end-glue-point="0" svg:d="M19072 13838l5 857" svg:viewBox="0 0 6 858">
          <text:p/>
        </draw:connector>
        <draw:custom-shape draw:style-name="gr21" draw:text-style-name="P13" xml:id="id6" draw:id="id6" draw:layer="layout" svg:width="2.201cm" svg:height="1.535cm" svg:x="21.977cm" svg:y="14.69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3"><text:span text:style-name="T6">Resource Serv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13" xml:id="id2" draw:id="id2" draw:layer="layout" svg:width="2.201cm" svg:height="1.535cm" svg:x="17.977cm" svg:y="14.695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5"><text:span text:style-name="T6">Rq Party Client</text:span></text:p>
            </text:list-item>
            <text:list-item>
              <text:p text:style-name="P5"><text:span text:style-name="T6">(Agent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3" draw:text-style-name="P4" xml:id="id8" draw:id="id8" draw:layer="layout" svg:width="2.201cm" svg:height="1.535cm" svg:x="21.977cm" svg:y="17.795cm">
          <text:list text:style-name="L1">
            <text:list-header>
              <text:p text:style-name="P3"><text:span text:style-name="T3">Webmail</text:span></text:p>
            </text:list-header>
            <text:list-item>
              <text:p text:style-name="P3"><text:span text:style-name="T6">Rs Owner Clien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6" xml:id="id5" draw:id="id5" draw:layer="layout" svg:width="1.932cm" svg:height="1.889cm" svg:x="25.475cm" svg:y="14.521cm">
          <text:list text:style-name="L1">
            <text:list-header>
              <text:p text:style-name="P5"><text:span text:style-name="T3">Data</text:span></text:p>
              <text:p text:style-name="P5"><text:span text:style-name="T4">SQL, Disk, S3</text:span></text:p>
            </text:list-header>
          </text:list>
          <draw:enhanced-geometry svg:viewBox="0 0 21600 21600" draw:mirror-horizont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5" draw:text-style-name="P6" xml:id="id3" draw:id="id3" draw:layer="layout" svg:width="1.923cm" svg:height="1.872cm" svg:x="2.21cm" svg:y="14.521cm">
          <text:list text:style-name="L1">
            <text:list-header>
              <text:p text:style-name="P5"><text:span text:style-name="T3">Data</text:span></text:p>
              <text:p text:style-name="P5"><text:span text:style-name="T4">SQL, Disk, S3</text:span></text:p>
            </text:list-header>
          </text:list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6" draw:text-style-name="P14" draw:layer="layout" draw:type="line" svg:x1="4.133cm" svg:y1="15.457cm" svg:x2="5.477cm" svg:y2="15.462cm" draw:start-shape="id3" draw:start-glue-point="8" draw:end-shape="id4" draw:end-glue-point="3" svg:d="M4133 15457l1344 5" svg:viewBox="0 0 1345 6">
          <text:p/>
        </draw:connector>
        <draw:connector draw:style-name="gr26" draw:text-style-name="P14" draw:layer="layout" draw:type="line" svg:x1="25.475cm" svg:y1="15.465cm" svg:x2="24.178cm" svg:y2="15.462cm" draw:start-shape="id5" draw:start-glue-point="8" draw:end-shape="id6" draw:end-glue-point="1" svg:d="M25475 15465l-1297-3" svg:viewBox="0 0 1298 4">
          <text:p/>
        </draw:connector>
        <draw:connector draw:style-name="gr26" draw:text-style-name="P14" draw:layer="layout" draw:type="line" svg:x1="6.577cm" svg:y1="17.795cm" svg:x2="6.577cm" svg:y2="16.23cm" draw:start-shape="id7" draw:start-glue-point="0" draw:end-shape="id4" draw:end-glue-point="2" svg:d="M6577 17795v-1565" svg:viewBox="0 0 1 1566">
          <text:p/>
        </draw:connector>
        <draw:connector draw:style-name="gr26" draw:text-style-name="P14" draw:layer="layout" draw:type="line" svg:x1="23.077cm" svg:y1="17.795cm" svg:x2="23.077cm" svg:y2="16.23cm" draw:start-shape="id8" draw:start-glue-point="0" draw:end-shape="id6" draw:end-glue-point="2" svg:d="M23077 17795v-1565" svg:viewBox="0 0 1 1566">
          <text:p/>
        </draw:connector>
        <draw:connector draw:style-name="gr20" draw:text-style-name="P14" draw:layer="layout" draw:type="line" svg:x1="6.577cm" svg:y1="10.056cm" svg:x2="6.577cm" svg:y2="9.233cm" draw:start-shape="id9" draw:start-glue-point="0" draw:end-shape="id10" draw:end-glue-point="2" svg:d="M6577 10056v-823" svg:viewBox="0 0 1 824">
          <text:p/>
        </draw:connector>
        <draw:connector draw:style-name="gr20" draw:text-style-name="P14" draw:layer="layout" draw:type="line" svg:x1="23.09cm" svg:y1="10.056cm" svg:x2="23.086cm" svg:y2="9.233cm" draw:start-shape="id11" draw:start-glue-point="0" draw:end-shape="id12" draw:end-glue-point="2" svg:d="M23090 10056l-4-823" svg:viewBox="0 0 5 824">
          <text:p/>
        </draw:connector>
        <draw:connector draw:style-name="gr20" draw:text-style-name="P14" draw:layer="layout" draw:type="line" svg:x1="10.577cm" svg:y1="9.233cm" svg:x2="10.572cm" svg:y2="9.856cm" draw:start-shape="id13" draw:start-glue-point="2" draw:end-shape="id14" draw:end-glue-point="5" svg:d="M10577 9233l-5 623" svg:viewBox="0 0 6 624">
          <text:p/>
        </draw:connector>
        <draw:connector draw:style-name="gr20" draw:text-style-name="P14" draw:layer="layout" draw:type="line" svg:x1="10.572cm" svg:y1="11.728cm" svg:x2="10.577cm" svg:y2="12.361cm" draw:start-shape="id14" draw:start-glue-point="7" draw:end-shape="id15" draw:end-glue-point="0" svg:d="M10572 11728l5 633" svg:viewBox="0 0 6 634">
          <text:p/>
        </draw:connector>
        <draw:connector draw:style-name="gr20" draw:text-style-name="P14" draw:layer="layout" draw:type="line" svg:x1="19.039cm" svg:y1="9.233cm" svg:x2="19.043cm" svg:y2="9.856cm" draw:start-shape="id16" draw:start-glue-point="2" draw:end-shape="id17" draw:end-glue-point="5" svg:d="M19039 9233l4 623" svg:viewBox="0 0 5 624">
          <text:p/>
        </draw:connector>
        <draw:connector draw:style-name="gr20" draw:text-style-name="P14" draw:layer="layout" draw:type="line" svg:x1="19.043cm" svg:y1="11.745cm" svg:x2="19.072cm" svg:y2="12.365cm" draw:start-shape="id17" draw:start-glue-point="7" draw:end-shape="id1" draw:end-glue-point="0" svg:d="M19043 11745l29 620" svg:viewBox="0 0 30 621">
          <text:p/>
        </draw:connector>
        <draw:connector draw:style-name="gr20" draw:text-style-name="P14" draw:layer="layout" draw:type="line" svg:x1="7.678cm" svg:y1="8.496cm" svg:x2="9.477cm" svg:y2="8.496cm" draw:start-shape="id10" draw:start-glue-point="1" draw:end-shape="id13" draw:end-glue-point="3" svg:d="M7678 8496h1799" svg:viewBox="0 0 1800 1">
          <text:p/>
        </draw:connector>
        <draw:connector draw:style-name="gr20" draw:text-style-name="P14" draw:layer="layout" draw:type="line" svg:x1="21.986cm" svg:y1="8.496cm" svg:x2="20.14cm" svg:y2="8.496cm" draw:start-shape="id12" draw:start-glue-point="3" draw:end-shape="id16" draw:end-glue-point="1" svg:d="M21986 8496h-1846" svg:viewBox="0 0 1847 1">
          <text:p/>
        </draw:connector>
        <draw:connector draw:style-name="gr26" draw:text-style-name="P14" draw:layer="layout" svg:x1="6.577cm" svg:y1="7.76cm" svg:x2="23.086cm" svg:y2="7.76cm" draw:start-shape="id10" draw:start-glue-point="0" draw:end-shape="id12" draw:end-glue-point="0" svg:d="M6577 7760v-514h16509v514" svg:viewBox="0 0 16510 515">
          <text:p/>
        </draw:connector>
        <draw:connector draw:style-name="gr20" draw:text-style-name="P14" draw:layer="layout" draw:type="line" svg:x1="6.577cm" svg:y1="14.695cm" svg:x2="6.577cm" svg:y2="11.529cm" draw:start-shape="id4" draw:start-glue-point="0" draw:end-shape="id9" draw:end-glue-point="2" svg:d="M6577 14695v-3166" svg:viewBox="0 0 1 3167">
          <text:p/>
        </draw:connector>
        <draw:connector draw:style-name="gr20" draw:text-style-name="P14" draw:layer="layout" svg:x1="10.577cm" svg:y1="13.834cm" svg:x2="10.577cm" svg:y2="14.695cm" draw:start-shape="id15" draw:start-glue-point="2" draw:end-shape="id18" draw:end-glue-point="0" svg:d="M10577 13834v861" svg:viewBox="0 0 1 862">
          <text:p/>
        </draw:connector>
        <draw:connector draw:style-name="gr20" draw:text-style-name="P14" draw:layer="layout" draw:type="line" svg:x1="9.489cm" svg:y1="15.092cm" svg:x2="7.677cm" svg:y2="15.092cm" draw:start-shape="id18" draw:start-glue-point="4" draw:end-shape="id4" draw:end-glue-point="6" svg:d="M9489 15092h-1812" svg:viewBox="0 0 1813 1">
          <text:p/>
        </draw:connector>
        <draw:connector draw:style-name="gr20" draw:text-style-name="P14" draw:layer="layout" draw:type="line" svg:x1="23.077cm" svg:y1="14.695cm" svg:x2="23.09cm" svg:y2="11.529cm" draw:start-shape="id6" draw:start-glue-point="0" draw:end-shape="id11" draw:end-glue-point="2" svg:d="M23077 14695l13-3166" svg:viewBox="0 0 14 3167">
          <text:p/>
        </draw:connector>
        <draw:connector draw:style-name="gr20" draw:text-style-name="P14" draw:layer="layout" draw:type="line" svg:x1="20.178cm" svg:y1="15.092cm" svg:x2="21.977cm" svg:y2="15.092cm" draw:start-shape="id2" draw:start-glue-point="4" draw:end-shape="id6" draw:end-glue-point="6" svg:d="M20178 15092h1799" svg:viewBox="0 0 1800 1">
          <text:p/>
        </draw:connector>
        <draw:connector draw:style-name="gr26" draw:text-style-name="P14" draw:layer="layout" svg:x1="7.129cm" svg:y1="14.695cm" svg:x2="9.477cm" svg:y2="13.097cm" draw:start-shape="id4" draw:start-glue-point="4" draw:end-shape="id15" draw:end-glue-point="3" svg:d="M7129 14695v-1598h2348" svg:viewBox="0 0 2349 1599">
          <text:p/>
        </draw:connector>
        <draw:connector draw:style-name="gr26" draw:text-style-name="P14" draw:layer="layout" svg:x1="22.524cm" svg:y1="14.695cm" svg:x2="20.172cm" svg:y2="13.101cm" draw:start-shape="id6" draw:start-glue-point="4" draw:end-shape="id1" draw:end-glue-point="1" svg:d="M22524 14695v-1594h-2352" svg:viewBox="0 0 2353 1595">
          <text:p/>
        </draw:connector>
        <draw:custom-shape draw:style-name="gr27" draw:text-style-name="P10" draw:layer="layout" svg:width="2.483cm" svg:height="0.642cm" svg:x="6.987cm" svg:y="12.475cm">
          <text:list text:style-name="L1">
            <text:list-header>
              <text:p text:style-name="P9"><text:span text:style-name="T5">IMAP SYN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10" draw:layer="layout" svg:width="2.483cm" svg:height="0.642cm" svg:x="20.214cm" svg:y="12.481cm">
          <text:list text:style-name="L1">
            <text:list-header>
              <text:p text:style-name="P9"><text:span text:style-name="T5">IMAP SYNC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0" draw:text-style-name="P14" draw:layer="layout" draw:type="line" svg:x1="7.677cm" svg:y1="15.846cm" svg:x2="9.477cm" svg:y2="15.846cm" draw:start-shape="id4" draw:start-glue-point="7" draw:end-shape="id18" draw:end-glue-point="5" svg:d="M7677 15846h1800" svg:viewBox="0 0 1801 1">
          <text:p/>
        </draw:connector>
        <draw:connector draw:style-name="gr20" draw:text-style-name="P14" draw:layer="layout" draw:type="line" svg:x1="21.977cm" svg:y1="15.846cm" svg:x2="20.178cm" svg:y2="15.846cm" draw:start-shape="id6" draw:start-glue-point="7" draw:end-shape="id2" draw:end-glue-point="5" svg:d="M21977 15846h-1799" svg:viewBox="0 0 1800 1">
          <text:p/>
        </draw:connector>
        <draw:connector draw:style-name="gr20" draw:text-style-name="P14" draw:layer="layout" draw:type="lines" draw:line-skew="0cm -0.007cm" svg:x1="7.129cm" svg:y1="16.224cm" svg:x2="19.077cm" svg:y2="16.23cm" draw:start-shape="id4" draw:start-glue-point="5" draw:end-shape="id2" draw:end-glue-point="2" svg:d="M7129 16224v518l11948-7v-505" svg:viewBox="0 0 11949 519">
          <text:p/>
        </draw:connector>
        <draw:connector draw:style-name="gr20" draw:text-style-name="P14" draw:layer="layout" draw:type="lines" draw:line-skew="0.428cm 0.466cm" svg:x1="22.543cm" svg:y1="16.23cm" svg:x2="10.577cm" svg:y2="16.23cm" draw:start-shape="id6" draw:start-glue-point="5" draw:end-shape="id18" draw:end-glue-point="2" svg:d="M22543 16230v940l-11966 38v-978" svg:viewBox="0 0 11967 979">
          <text:p/>
        </draw:connector>
        <draw:custom-shape draw:style-name="gr29" draw:text-style-name="P10" draw:layer="layout" svg:width="3.203cm" svg:height="0.642cm" svg:x="14.853cm" svg:y="15.969cm">
          <text:list text:style-name="L1">
            <text:list-header>
              <text:p text:style-name="P9"><text:span text:style-name="T5">INBOUND R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10" draw:layer="layout" svg:width="1.645cm" svg:height="0.642cm" svg:x="20.333cm" svg:y="15.193cm">
          <text:list text:style-name="L1">
            <text:list-header>
              <text:p text:style-name="P9"><text:span text:style-name="T5">LOC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10" draw:layer="layout" svg:width="1.645cm" svg:height="0.642cm" svg:x="7.742cm" svg:y="15.205cm">
          <text:list text:style-name="L1">
            <text:list-header>
              <text:p text:style-name="P9"><text:span text:style-name="T5">LOC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5" draw:layer="layout" svg:width="2.86cm" svg:height="2.249cm" svg:x="5.157cm" svg:y="17.41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2.86cm" svg:height="2.249cm" svg:x="21.657cm" svg:y="17.4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2.25cm" svg:height="0.642cm" svg:x="8.049cm" svg:y="18.217cm">
          <text:list text:style-name="L1">
            <text:list-header>
              <text:p text:style-name="P9"><text:span text:style-name="T5">Front-E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10" draw:layer="layout" svg:width="2.25cm" svg:height="0.642cm" svg:x="24.552cm" svg:y="18.226cm">
          <text:list text:style-name="L1">
            <text:list-header>
              <text:p text:style-name="P9"><text:span text:style-name="T5">Front-E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10" draw:layer="layout" svg:width="1.497cm" svg:height="0.642cm" svg:x="6.625cm" svg:y="11.817cm">
          <text:list text:style-name="L1">
            <text:list-header>
              <text:p text:style-name="P9"><text:span text:style-name="T5">SM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10" draw:layer="layout" svg:width="1.497cm" svg:height="0.642cm" svg:x="23.129cm" svg:y="11.829cm">
          <text:list text:style-name="L1">
            <text:list-header>
              <text:p text:style-name="P9"><text:span text:style-name="T5">SM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0" draw:layer="layout" svg:width="2.915cm" svg:height="0.642cm" svg:x="10.575cm" svg:y="13.887cm">
          <text:list text:style-name="L1">
            <text:list-header>
              <text:p text:style-name="P9"><text:span text:style-name="T5">IMAP EV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10" draw:layer="layout" svg:width="2.915cm" svg:height="0.642cm" svg:x="19.078cm" svg:y="13.899cm">
          <text:list text:style-name="L1">
            <text:list-header>
              <text:p text:style-name="P9"><text:span text:style-name="T5">IMAP EVENTS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Igor Zboran</meta:initial-creator>
    <meta:creation-date>2020-07-26T12:10:57.186854850</meta:creation-date>
    <dc:date>2020-07-27T08:40:58.950081192</dc:date>
    <dc:creator>Igor Zboran</dc:creator>
    <meta:editing-duration>PT2H23M28S</meta:editing-duration>
    <meta:editing-cycles>38</meta:editing-cycles>
    <meta:generator>LibreOffice/6.4.5.2$Linux_X86_64 LibreOffice_project/1ed6aca320d7f4d82924e6cec66e4f7527376448</meta:generator>
    <meta:document-statistic meta:object-count="62"/>
  </office:meta>
</office:document-meta>
</file>